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3b479" officeooo:paragraph-rsid="0003b479"/>
    </style:style>
    <style:style style:name="P2" style:family="paragraph" style:parent-style-name="Standard">
      <style:text-properties officeooo:rsid="00054422" officeooo:paragraph-rsid="00054422"/>
    </style:style>
    <style:style style:name="P3" style:family="paragraph" style:parent-style-name="Standard">
      <style:text-properties officeooo:rsid="0005a1bd" officeooo:paragraph-rsid="0005a1bd"/>
    </style:style>
    <style:style style:name="P4" style:family="paragraph" style:parent-style-name="Standard">
      <style:text-properties officeooo:rsid="00068b9f" officeooo:paragraph-rsid="00068b9f"/>
    </style:style>
    <style:style style:name="P5" style:family="paragraph" style:parent-style-name="Standard">
      <style:text-properties officeooo:rsid="0007d11b" officeooo:paragraph-rsid="0007d11b"/>
    </style:style>
    <style:style style:name="P6" style:family="paragraph" style:parent-style-name="Standard">
      <style:text-properties officeooo:rsid="0008e40d" officeooo:paragraph-rsid="0008e40d"/>
    </style:style>
    <style:style style:name="P7" style:family="paragraph" style:parent-style-name="Standard">
      <style:text-properties officeooo:rsid="000ac9a5" officeooo:paragraph-rsid="000ac9a5"/>
    </style:style>
    <style:style style:name="P8" style:family="paragraph" style:parent-style-name="Standard">
      <style:text-properties officeooo:rsid="000c89a8" officeooo:paragraph-rsid="000c89a8"/>
    </style:style>
    <style:style style:name="P9" style:family="paragraph" style:parent-style-name="Standard">
      <style:text-properties officeooo:rsid="000dbca3" officeooo:paragraph-rsid="000dbca3"/>
    </style:style>
    <style:style style:name="P10" style:family="paragraph" style:parent-style-name="Standard">
      <style:text-properties style:text-underline-style="solid" style:text-underline-width="auto" style:text-underline-color="font-color" officeooo:rsid="000dbca3" officeooo:paragraph-rsid="000dbca3"/>
    </style:style>
    <style:style style:name="P11" style:family="paragraph" style:parent-style-name="Standard">
      <style:text-properties officeooo:rsid="000eace7" officeooo:paragraph-rsid="000eace7"/>
    </style:style>
    <style:style style:name="P12" style:family="paragraph" style:parent-style-name="Standard">
      <style:text-properties officeooo:rsid="000eace7" officeooo:paragraph-rsid="000eace7"/>
    </style:style>
    <style:style style:name="P13" style:family="paragraph" style:parent-style-name="Standard">
      <style:text-properties officeooo:rsid="0014fe79" officeooo:paragraph-rsid="0014fe79"/>
    </style:style>
    <style:style style:name="P14" style:family="paragraph" style:parent-style-name="Standard">
      <style:text-properties fo:font-style="normal" fo:font-weight="normal" officeooo:rsid="00170631" officeooo:paragraph-rsid="0017063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7cfae" officeooo:paragraph-rsid="0017cfae" style:font-style-asian="normal" style:font-weight-asian="normal" style:font-style-complex="normal" style:font-weight-complex="normal"/>
    </style:style>
    <style:style style:name="T1" style:family="text">
      <style:text-properties officeooo:rsid="000b60d9"/>
    </style:style>
    <style:style style:name="T2" style:family="text">
      <style:text-properties officeooo:rsid="000fa00e"/>
    </style:style>
    <style:style style:name="T3" style:family="text">
      <style:text-properties officeooo:rsid="0010684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17cfa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. <text:s/>Comando de consola</text:p>
      <text:p text:style-name="P1"/>
      <text:p text:style-name="P1"/>
      <text:p text:style-name="P1"/>
      <text:p text:style-name="P2">Para crear el archivo es escribir el comando:</text:p>
      <text:p text:style-name="P2"/>
      <text:p text:style-name="P2">- git init</text:p>
      <text:p text:style-name="P2"/>
      <text:p text:style-name="P3">Esta acción crea el “Área de ensayo” y el “Repositorio local”</text:p>
      <text:p text:style-name="P2"/>
      <text:p text:style-name="P2"/>
      <text:p text:style-name="P4">Para crear un archivo para hacer seguimiento.</text:p>
      <text:p text:style-name="P4"/>
      <text:p text:style-name="P4">. git add</text:p>
      <text:p text:style-name="P4"/>
      <text:p text:style-name="P4"/>
      <text:p text:style-name="P5">Pasar los archivos del “Área de ensayo” al “Repositorio local”</text:p>
      <text:p text:style-name="P5"/>
      <text:p text:style-name="P5">. git commit</text:p>
      <text:p text:style-name="P2"/>
      <text:p text:style-name="P2"/>
      <text:p text:style-name="P6">Cuando añadimos cosas nuevas y queremos ver que tenemos podemos poner el siguiente comando.</text:p>
      <text:p text:style-name="P6"/>
      <text:p text:style-name="P6">. <text:s/>git status -s</text:p>
      <text:p text:style-name="P6"/>
      <text:p text:style-name="P6"/>
      <text:p text:style-name="P7">Para que haga un seguimiento de un archivo.</text:p>
      <text:p text:style-name="P7"/>
      <text:p text:style-name="P7">. git add + “nombre del archivo”</text:p>
      <text:p text:style-name="P7"/>
      <text:p text:style-name="P7"/>
      <text:p text:style-name="P7">¿Cómo crear una copia de respaldo del archivo? <text:s/>Una vez que está en el área de ensayo.</text:p>
      <text:p text:style-name="P7">. git commit -m “Apuntes curso Git”</text:p>
      <text:p text:style-name="P7"/>
      <text:p text:style-name="P7">IMPORTANTE. <text:s/>La primera vez que usamos Git va a pedir algo más de información. </text:p>
      <text:p text:style-name="P7">* Username: <text:s/><text:span text:style-name="T1">git config --global user.username “Jose Carlos”</text:span></text:p>
      <text:p text:style-name="P7">* email: <text:s text:c="7"/><text:span text:style-name="T1">git config –global.user.email “</text:span><text:a xlink:type="simple" xlink:href="mailto:jcarlosillice@gmail.com" text:style-name="Internet_20_link" text:visited-style-name="Visited_20_Internet_20_Link"><text:span text:style-name="T1">jcarlosillice@gmail.com</text:span></text:a><text:span text:style-name="T1">”</text:span></text:p>
      <text:p text:style-name="P7"/>
      <text:p text:style-name="P7"/>
      <text:p text:style-name="P7"/>
      <text:p text:style-name="P8">Siempre que se hace un cambio.</text:p>
      <text:p text:style-name="P8"/>
      <text:p text:style-name="P8">. git add GIT_clases.odt <text:s/>(es el nombre del archivo)</text:p>
      <text:p text:style-name="P8"/>
      <text:p text:style-name="P8">. git status -s <text:s text:c="4"/>Nos aparecerá el archivo con la “M” en verde</text:p>
      <text:p text:style-name="P8"/>
      <text:p text:style-name="P8">. git commit -m “Agregado un cambio al archivo”</text:p>
      <text:p text:style-name="P8"/>
      <text:p text:style-name="P8"/>
      <text:p text:style-name="P8"/>
      <text:p text:style-name="P8"/>
      <text:p text:style-name="P8"/>
      <text:p text:style-name="P9"><text:soft-page-break/>Para saber cuantos commit hemos agregado hay que escribir el siguiente comando.</text:p>
      <text:p text:style-name="P9"/>
      <text:p text:style-name="P9">. git log –oneline</text:p>
      <text:p text:style-name="P9"/>
      <text:p text:style-name="P9"/>
      <text:p text:style-name="P9"/>
      <text:p text:style-name="P11">SI queremos volver a un estado anterior. Al principio porque la hemos liado</text:p>
      <text:p text:style-name="P11"/>
      <text:p text:style-name="P11">. git reset –hard <text:span text:style-name="T2">(código instantánea a la cual queremos regresar 7a260bd</text:span><text:span text:style-name="T3">git</text:span><text:span text:style-name="T2">)</text:span></text:p>
      <text:p text:style-name="P11"/>
      <text:p text:style-name="P11"/>
      <text:p text:style-name="P11"/>
      <text:p text:style-name="P13">2. <text:span text:style-name="T6">Cómo subir un repositorio a GitHub</text:span></text:p>
      <text:p text:style-name="P13"><text:span text:style-name="T6"/></text:p>
      <text:p text:style-name="P14"><text:span text:style-name="T7">P</text:span>ara hacer un git add + git commit a la vez es</text:p>
      <text:p text:style-name="P14"/>
      <text:p text:style-name="P14">. git commit -am “lo que queramos poner”</text:p>
      <text:p text:style-name="P14"/>
      <text:p text:style-name="P14"/>
      <text:p text:style-name="P14"/>
      <text:p text:style-name="P15">Ahora tenemos que subir el repositorio a GitHub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6T19:27:11.467000000</meta:creation-date>
    <dc:date>2023-11-17T17:34:15.485000000</dc:date>
    <meta:editing-duration>PT1H34M42S</meta:editing-duration>
    <meta:editing-cycles>16</meta:editing-cycles>
    <meta:generator>LibreOffice/7.5.0.3$Windows_X86_64 LibreOffice_project/c21113d003cd3efa8c53188764377a8272d9d6de</meta:generator>
    <meta:document-statistic meta:table-count="0" meta:image-count="0" meta:object-count="0" meta:page-count="2" meta:paragraph-count="29" meta:word-count="248" meta:character-count="1393" meta:non-whitespace-character-count="1157"/>
  </office:meta>
</office:document-meta>
</file>